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657in" svg:height="3.7287in" svg:x="0.5886in" svg:y="5.4685in">
            <draw:object draw:notify-on-update-of-ranges="Sheet1.C2:Sheet1.C22 Sheet1.G2:Sheet1.G22 Sheet1.C2:Sheet1.C22 Sheet1.H2:Sheet1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Rlimit setting</text:p>
          </table:table-cell>
          <table:table-cell table:style-name="Default" office:value-type="string" calcext:value-type="string">
            <text:p>Rlimit measured</text:p>
          </table:table-cell>
          <table:table-cell office:value-type="string" calcext:value-type="string">
            <text:p>Rsetting</text:p>
          </table:table-cell>
          <table:table-cell office:value-type="string" calcext:value-type="string">
            <text:p>Rmeasured</text:p>
          </table:table-cell>
          <table:table-cell office:value-type="string" calcext:value-type="string">
            <text:p>Vsource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limit settings</text:p>
          </table:table-cell>
          <table:table-cell table:style-name="Default" office:value-type="string" calcext:value-type="string">
            <text:p>Rlimi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0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0.961" calcext:value-type="float">
            <text:p>0.961</text:p>
          </table:table-cell>
          <table:table-cell office:value-type="float" office:value="1.94" calcext:value-type="float">
            <text:p>1.94</text:p>
          </table:table-cell>
          <table:table-cell table:formula="of:=([.F2]*[.C2])/[.E2]-[.B2]-[.C2]" office:value-type="float" office:value="1018.73048907388" calcext:value-type="float">
            <text:p>1018.7304890739</text:p>
          </table:table-cell>
          <table:table-cell table:formula="of:=([.F2]*[.D2])/[.E2]-[.A2]-[.D2]" office:value-type="float" office:value="1015.67429760666" calcext:value-type="float">
            <text:p>1015.6742976067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.00E+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4990" calcext:value-type="float">
            <text:p>4.99E+003</text:p>
          </table:table-cell>
          <table:table-cell office:value-type="float" office:value="1.62" calcext:value-type="float">
            <text:p>1.62</text:p>
          </table:table-cell>
          <table:table-cell table:formula="of:=[.F2]" office:value-type="float" office:value="1.94" calcext:value-type="float">
            <text:p>1.94</text:p>
          </table:table-cell>
          <table:table-cell table:formula="of:=([.F3]*[.C3])/[.E3]-[.B3]-[.C3]" office:value-type="float" office:value="987.654320987654" calcext:value-type="float">
            <text:p>987.6543209877</text:p>
          </table:table-cell>
          <table:table-cell table:formula="of:=([.F3]*[.D3])/[.E3]-[.A3]-[.D3]" office:value-type="float" office:value="985.679012345678" calcext:value-type="float">
            <text:p>985.6790123457</text:p>
          </table:table-cell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.00E+00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9980" calcext:value-type="float">
            <text:p>9.98E+003</text:p>
          </table:table-cell>
          <table:table-cell office:value-type="float" office:value="1.76" calcext:value-type="float">
            <text:p>1.76</text:p>
          </table:table-cell>
          <table:table-cell table:formula="of:=[.F3]" office:value-type="float" office:value="1.94" calcext:value-type="float">
            <text:p>1.94</text:p>
          </table:table-cell>
          <table:table-cell table:formula="of:=([.F4]*[.C4])/[.E4]-[.B4]-[.C4]" office:value-type="float" office:value="1022.72727272727" calcext:value-type="float">
            <text:p>1022.7272727273</text:p>
          </table:table-cell>
          <table:table-cell table:formula="of:=([.F4]*[.D4])/[.E4]-[.A4]-[.D4]" office:value-type="float" office:value="1020.68181818182" calcext:value-type="float">
            <text:p>1020.6818181818</text:p>
          </table:table-cell>
        </table:table-row>
        <table:table-row table:style-name="ro1">
          <table:table-cell table:formula="of:=[.A4]" office:value-type="float" office:value="0" calcext:value-type="float">
            <text:p>0</text:p>
          </table:table-cell>
          <table:table-cell table:formula="of:=[.B4]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office:value-type="float" office:value="100.6" calcext:value-type="float">
            <text:p>100.6</text:p>
          </table:table-cell>
          <table:table-cell office:value-type="float" office:value="0.169" calcext:value-type="float">
            <text:p>0.169</text:p>
          </table:table-cell>
          <table:table-cell table:formula="of:=[.F4]" office:value-type="float" office:value="1.94" calcext:value-type="float">
            <text:p>1.94</text:p>
          </table:table-cell>
          <table:table-cell table:formula="of:=([.F5]*[.C5])/[.E5]-[.B5]-[.C5]" office:value-type="float" office:value="1047.92899408284" calcext:value-type="float">
            <text:p>1047.9289940828</text:p>
          </table:table-cell>
          <table:table-cell table:formula="of:=([.F5]*[.D5])/[.E5]-[.A5]-[.D5]" office:value-type="float" office:value="1054.21656804734" calcext:value-type="float">
            <text:p>1054.2165680473</text:p>
          </table:table-cell>
        </table:table-row>
        <table:table-row table:style-name="ro1">
          <table:table-cell table:formula="of:=[.A5]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.00E+000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0.63" calcext:value-type="float">
            <text:p>0.63</text:p>
          </table:table-cell>
          <table:table-cell table:formula="of:=[.F5]" office:value-type="float" office:value="1.94" calcext:value-type="float">
            <text:p>1.94</text:p>
          </table:table-cell>
          <table:table-cell table:formula="of:=([.F6]*[.C6])/[.E6]-[.B6]-[.C6]" office:value-type="float" office:value="1039.68253968254" calcext:value-type="float">
            <text:p>1039.6825396825</text:p>
          </table:table-cell>
          <table:table-cell table:formula="of:=([.F6]*[.D6])/[.E6]-[.A6]-[.D6]" office:value-type="float" office:value="1041.7619047619" calcext:value-type="float">
            <text:p>1041.7619047619</text:p>
          </table:table-cell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.00E+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0.954" calcext:value-type="float">
            <text:p>0.954</text:p>
          </table:table-cell>
          <table:table-cell table:formula="of:=[.F6]" office:value-type="float" office:value="1.94" calcext:value-type="float">
            <text:p>1.94</text:p>
          </table:table-cell>
          <table:table-cell table:formula="of:=([.F7]*[.C7])/[.E7]-[.B7]-[.C7]" office:value-type="float" office:value="1033.5429769392" calcext:value-type="float">
            <text:p>1033.5429769392</text:p>
          </table:table-cell>
          <table:table-cell table:formula="of:=([.F7]*[.D7])/[.E7]-[.A7]-[.D7]" office:value-type="float" office:value="1034.57651991614" calcext:value-type="float">
            <text:p>1034.5765199162</text:p>
          </table:table-cell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0" calcext:value-type="float">
            <text:p>0.00E+000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0.018" calcext:value-type="float">
            <text:p>0.018</text:p>
          </table:table-cell>
          <table:table-cell table:formula="of:=[.F7]" office:value-type="float" office:value="1.94" calcext:value-type="float">
            <text:p>1.94</text:p>
          </table:table-cell>
          <table:table-cell table:formula="of:=([.F8]*[.C8])/[.E8]-[.B8]-[.C8]" office:value-type="float" office:value="1067.77777777778" calcext:value-type="float">
            <text:p>1067.7777777778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.00E+000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0.09" calcext:value-type="float">
            <text:p>0.09</text:p>
          </table:table-cell>
          <table:table-cell table:formula="of:=[.F8]" office:value-type="float" office:value="1.94" calcext:value-type="float">
            <text:p>1.94</text:p>
          </table:table-cell>
          <table:table-cell table:formula="of:=([.F9]*[.C9])/[.E9]-[.B9]-[.C9]" office:value-type="float" office:value="1027.77777777778" calcext:value-type="float">
            <text:p>1027.7777777778</text:p>
          </table:table-cell>
          <table:table-cell table:formula="of:=([.F9]*[.D9])/[.E9]-[.A9]-[.D9]" office:value-type="float" office:value="1036" calcext:value-type="float">
            <text:p>1036</text:p>
          </table:table-cell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0.156" calcext:value-type="float">
            <text:p>0.156</text:p>
          </table:table-cell>
          <table:table-cell table:formula="of:=[.F9]" office:value-type="float" office:value="1.94" calcext:value-type="float">
            <text:p>1.94</text:p>
          </table:table-cell>
          <table:table-cell table:formula="of:=([.F10]*[.C10])/[.E10]-[.B10]-[.C10]" office:value-type="float" office:value="1143.58974358974" calcext:value-type="float">
            <text:p>1143.5897435898</text:p>
          </table:table-cell>
          <table:table-cell table:formula="of:=([.F10]*[.D10])/[.E10]-[.A10]-[.D10]" office:value-type="float" office:value="1033.80512820513" calcext:value-type="float">
            <text:p>1033.8051282051</text:p>
          </table:table-cell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.00E+000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2490" calcext:value-type="float">
            <text:p>2.49E+003</text:p>
          </table:table-cell>
          <table:table-cell office:value-type="float" office:value="1.37" calcext:value-type="float">
            <text:p>1.37</text:p>
          </table:table-cell>
          <table:table-cell table:formula="of:=[.F10]" office:value-type="float" office:value="1.94" calcext:value-type="float">
            <text:p>1.94</text:p>
          </table:table-cell>
          <table:table-cell table:formula="of:=([.F11]*[.C11])/[.E11]-[.B11]-[.C11]" office:value-type="float" office:value="1040.14598540146" calcext:value-type="float">
            <text:p>1040.1459854015</text:p>
          </table:table-cell>
          <table:table-cell table:formula="of:=([.F11]*[.D11])/[.E11]-[.A11]-[.D11]" office:value-type="float" office:value="1035.98540145985" calcext:value-type="float">
            <text:p>1035.9854014599</text:p>
          </table:table-cell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.00E+000</text:p>
          </table:table-cell>
          <table:table-cell table:number-columns-repeated="3"/>
          <table:table-cell table:formula="of:=[.F11]" office:value-type="float" office:value="1.94" calcext:value-type="float">
            <text:p>1.94</text:p>
          </table:table-cell>
          <table:table-cell table:formula="of:=([.F12]*[.C12])/[.E12]-[.B12]-[.C12]" office:value-type="string" office:string-value="" calcext:value-type="error">
            <text:p>#DIV/0!</text:p>
          </table:table-cell>
          <table:table-cell table:formula="of:=([.F12]*[.D12])/[.E12]-[.A12]-[.D12]" office:value-type="string" office:string-value="" calcext:value-type="error">
            <text:p>#DIV/0!</text:p>
          </table:table-cell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.00E+000</text:p>
          </table:table-cell>
          <table:table-cell table:number-columns-repeated="3"/>
          <table:table-cell table:formula="of:=[.F12]" office:value-type="float" office:value="1.94" calcext:value-type="float">
            <text:p>1.94</text:p>
          </table:table-cell>
          <table:table-cell table:formula="of:=([.F13]*[.C13])/[.E13]-[.B13]-[.C13]" office:value-type="string" office:string-value="" calcext:value-type="error">
            <text:p>#DIV/0!</text:p>
          </table:table-cell>
          <table:table-cell table:formula="of:=([.F13]*[.D13])/[.E13]-[.A13]-[.D13]" office:value-type="string" office:string-value="" calcext:value-type="error">
            <text:p>#DIV/0!</text:p>
          </table:table-cell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.00E+000</text:p>
          </table:table-cell>
          <table:table-cell table:number-columns-repeated="3"/>
          <table:table-cell table:formula="of:=[.F13]" office:value-type="float" office:value="1.94" calcext:value-type="float">
            <text:p>1.94</text:p>
          </table:table-cell>
          <table:table-cell table:formula="of:=([.F14]*[.C14])/[.E14]-[.B14]-[.C14]" office:value-type="string" office:string-value="" calcext:value-type="error">
            <text:p>#DIV/0!</text:p>
          </table:table-cell>
          <table:table-cell table:formula="of:=([.F14]*[.D14])/[.E14]-[.A14]-[.D14]" office:value-type="string" office:string-value="" calcext:value-type="error">
            <text:p>#DIV/0!</text:p>
          </table:table-cell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.00E+000</text:p>
          </table:table-cell>
          <table:table-cell table:number-columns-repeated="3"/>
          <table:table-cell table:formula="of:=[.F14]" office:value-type="float" office:value="1.94" calcext:value-type="float">
            <text:p>1.94</text:p>
          </table:table-cell>
          <table:table-cell table:formula="of:=([.F15]*[.C15])/[.E15]-[.B15]-[.C15]" office:value-type="string" office:string-value="" calcext:value-type="error">
            <text:p>#DIV/0!</text:p>
          </table:table-cell>
          <table:table-cell table:formula="of:=([.F15]*[.D15])/[.E15]-[.A15]-[.D15]" office:value-type="string" office:string-value="" calcext:value-type="error">
            <text:p>#DIV/0!</text:p>
          </table:table-cell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.00E+000</text:p>
          </table:table-cell>
          <table:table-cell table:number-columns-repeated="3"/>
          <table:table-cell table:formula="of:=[.F15]" office:value-type="float" office:value="1.94" calcext:value-type="float">
            <text:p>1.94</text:p>
          </table:table-cell>
          <table:table-cell table:formula="of:=([.F16]*[.C16])/[.E16]-[.B16]-[.C16]" office:value-type="string" office:string-value="" calcext:value-type="error">
            <text:p>#DIV/0!</text:p>
          </table:table-cell>
          <table:table-cell table:formula="of:=([.F16]*[.D16])/[.E16]-[.A16]-[.D16]" office:value-type="string" office:string-value="" calcext:value-type="error">
            <text:p>#DIV/0!</text:p>
          </table:table-cell>
        </table:table-row>
        <table:table-row table:style-name="ro1"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.00E+000</text:p>
          </table:table-cell>
          <table:table-cell table:number-columns-repeated="3"/>
          <table:table-cell table:formula="of:=[.F16]" office:value-type="float" office:value="1.94" calcext:value-type="float">
            <text:p>1.94</text:p>
          </table:table-cell>
          <table:table-cell table:formula="of:=([.F17]*[.C17])/[.E17]-[.B17]-[.C17]" office:value-type="string" office:string-value="" calcext:value-type="error">
            <text:p>#DIV/0!</text:p>
          </table:table-cell>
          <table:table-cell table:formula="of:=([.F17]*[.D17])/[.E17]-[.A17]-[.D17]" office:value-type="string" office:string-value="" calcext:value-type="error">
            <text:p>#DIV/0!</text:p>
          </table:table-cell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.00E+000</text:p>
          </table:table-cell>
          <table:table-cell table:number-columns-repeated="3"/>
          <table:table-cell table:formula="of:=[.F17]" office:value-type="float" office:value="1.94" calcext:value-type="float">
            <text:p>1.94</text:p>
          </table:table-cell>
          <table:table-cell table:formula="of:=([.F18]*[.C18])/[.E18]-[.B18]-[.C18]" office:value-type="string" office:string-value="" calcext:value-type="error">
            <text:p>#DIV/0!</text:p>
          </table:table-cell>
          <table:table-cell table:formula="of:=([.F18]*[.D18])/[.E18]-[.A18]-[.D18]" office:value-type="string" office:string-value="" calcext:value-type="error">
            <text:p>#DIV/0!</text:p>
          </table:table-cell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.00E+000</text:p>
          </table:table-cell>
          <table:table-cell table:number-columns-repeated="3"/>
          <table:table-cell table:formula="of:=[.F18]" office:value-type="float" office:value="1.94" calcext:value-type="float">
            <text:p>1.94</text:p>
          </table:table-cell>
          <table:table-cell table:formula="of:=([.F19]*[.C19])/[.E19]-[.B19]-[.C19]" office:value-type="string" office:string-value="" calcext:value-type="error">
            <text:p>#DIV/0!</text:p>
          </table:table-cell>
          <table:table-cell table:formula="of:=([.F19]*[.D19])/[.E19]-[.A19]-[.D19]" office:value-type="string" office:string-value="" calcext:value-type="error">
            <text:p>#DIV/0!</text:p>
          </table:table-cell>
        </table:table-row>
        <table:table-row table:style-name="ro1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0" calcext:value-type="float">
            <text:p>0.00E+000</text:p>
          </table:table-cell>
          <table:table-cell table:number-columns-repeated="3"/>
          <table:table-cell table:formula="of:=[.F19]" office:value-type="float" office:value="1.94" calcext:value-type="float">
            <text:p>1.94</text:p>
          </table:table-cell>
          <table:table-cell table:formula="of:=([.F20]*[.C20])/[.E20]-[.B20]-[.C20]" office:value-type="string" office:string-value="" calcext:value-type="error">
            <text:p>#DIV/0!</text:p>
          </table:table-cell>
          <table:table-cell table:formula="of:=([.F20]*[.D20])/[.E20]-[.A20]-[.D20]" office:value-type="string" office:string-value="" calcext:value-type="error">
            <text:p>#DIV/0!</text:p>
          </table:table-cell>
        </table:table-row>
        <table:table-row table:style-name="ro1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.00E+000</text:p>
          </table:table-cell>
          <table:table-cell table:number-columns-repeated="3"/>
          <table:table-cell table:formula="of:=[.F20]" office:value-type="float" office:value="1.94" calcext:value-type="float">
            <text:p>1.94</text:p>
          </table:table-cell>
          <table:table-cell table:formula="of:=([.F21]*[.C21])/[.E21]-[.B21]-[.C21]" office:value-type="string" office:string-value="" calcext:value-type="error">
            <text:p>#DIV/0!</text:p>
          </table:table-cell>
          <table:table-cell table:formula="of:=([.F21]*[.D21])/[.E21]-[.A21]-[.D21]" office:value-type="string" office:string-value="" calcext:value-type="error">
            <text:p>#DIV/0!</text:p>
          </table:table-cell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.00E+000</text:p>
          </table:table-cell>
          <table:table-cell table:number-columns-repeated="3"/>
          <table:table-cell table:formula="of:=[.F21]" office:value-type="float" office:value="1.94" calcext:value-type="float">
            <text:p>1.94</text:p>
          </table:table-cell>
          <table:table-cell table:formula="of:=([.F22]*[.C22])/[.E22]-[.B22]-[.C22]" office:value-type="string" office:string-value="" calcext:value-type="error">
            <text:p>#DIV/0!</text:p>
          </table:table-cell>
          <table:table-cell table:formula="of:=([.F22]*[.D22])/[.E22]-[.A22]-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esistance Error in Setting Decade Resistor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3"/>
          <table:table-cell table:formula="of:=AVERAGE([.H2:.H11])" office:value-type="float" office:value="1028.70896116939" calcext:value-type="float">
            <text:p>1028.7089611694</text:p>
          </table:table-cell>
          <table:table-cell table:style-name="Default" table:formula="of:=STDEVA([.H2:.H11])" office:value-type="float" office:value="19.6004984445864" calcext:value-type="float">
            <text:p>19.600498444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 table:formula="of:=AVERAGE([.A26:.A34])" office:value-type="float" office:value="10.4" calcext:value-type="float">
            <text:p>10.4</text:p>
          </table:table-cell>
          <table:table-cell table:formula="of:=STDEVA([.A26:.A34])" office:value-type="float" office:value="0" calcext:value-type="float">
            <text:p>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pacitance (pico f)</text:p>
          </table:table-cell>
          <table:table-cell office:value-type="string" calcext:value-type="string">
            <text:p>vour out of phase (change from zero)</text:p>
          </table:table-cell>
          <table:table-cell office:value-type="string" calcext:value-type="string">
            <text:p>true capacitanc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(1/(1/[.A2]+1/(112)))" office:value-type="float" office:value="62.2222222222222" calcext:value-type="float">
            <text:p>62.2222222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(1/(1/[.A3]+1/(112)))" office:value-type="float" office:value="29.4736842105263" calcext:value-type="float">
            <text:p>29.47368421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2" calcext:value-type="float">
            <text:p>152</text:p>
          </table:table-cell>
          <table:table-cell table:formula="of:=(1/(1/[.A4]+1/(112)))" office:value-type="float" office:value="84.2477876106195" calcext:value-type="float">
            <text:p>84.24778761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5" calcext:value-type="float">
            <text:p>185</text:p>
          </table:table-cell>
          <table:table-cell table:formula="of:=(1/(1/[.A5]+1/(112)))" office:value-type="float" office:value="89.2753623188406" calcext:value-type="float">
            <text:p>89.275362318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table:formula="of:=(1/(1/[.A6]+1/(112)))" office:value-type="float" office:value="92.760736196319" calcext:value-type="float">
            <text:p>92.76073619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4" calcext:value-type="float">
            <text:p>284</text:p>
          </table:table-cell>
          <table:table-cell table:formula="of:=(1/(1/[.A7]+1/(112)))" office:value-type="float" office:value="97.4477958236659" calcext:value-type="float">
            <text:p>97.447795823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74" calcext:value-type="float">
            <text:p>374</text:p>
          </table:table-cell>
          <table:table-cell table:formula="of:=(1/(1/[.A8]+1/(112)))" office:value-type="float" office:value="101.204819277108" calcext:value-type="float">
            <text:p>101.204819277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12" calcext:value-type="float">
            <text:p>512</text:p>
          </table:table-cell>
          <table:table-cell table:formula="of:=(1/(1/[.A9]+1/(112)))" office:value-type="float" office:value="104.452466907341" calcext:value-type="float">
            <text:p>104.452466907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62" calcext:value-type="float">
            <text:p>562</text:p>
          </table:table-cell>
          <table:table-cell table:formula="of:=(1/(1/[.A10]+1/(112)))" office:value-type="float" office:value="105.263157894737" calcext:value-type="float">
            <text:p>105.263157894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28" calcext:value-type="float">
            <text:p>628</text:p>
          </table:table-cell>
          <table:table-cell table:formula="of:=(1/(1/[.A11]+1/(112)))" office:value-type="float" office:value="106.197964847364" calcext:value-type="float">
            <text:p>106.197964847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29" calcext:value-type="float">
            <text:p>729</text:p>
          </table:table-cell>
          <table:table-cell table:formula="of:=(1/(1/[.A12]+1/(112)))" office:value-type="float" office:value="107.287753568745" calcext:value-type="float">
            <text:p>107.287753568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06" calcext:value-type="float">
            <text:p>806</text:p>
          </table:table-cell>
          <table:table-cell table:formula="of:=(1/(1/[.A13]+1/(112)))" office:value-type="float" office:value="108.032890575585" calcext:value-type="float">
            <text:p>108.0328905756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955" calcext:value-type="float">
            <text:p>955</text:p>
          </table:table-cell>
          <table:table-cell table:formula="of:=(1/(1/[.A14]+1/(112)))" office:value-type="float" office:value="109.569934134057" calcext:value-type="float">
            <text:p>109.5699341341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933" calcext:value-type="float">
            <text:p>933</text:p>
          </table:table-cell>
          <table:table-cell table:formula="of:=(1/(1/[.A15]+1/(112)))" office:value-type="float" office:value="110.362829548421" calcext:value-type="float">
            <text:p>110.3628295484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841" calcext:value-type="float">
            <text:p>841</text:p>
          </table:table-cell>
          <table:table-cell table:formula="of:=(1/(1/[.A16]+1/(112)))" office:value-type="float" office:value="110.765597323362" calcext:value-type="float">
            <text:p>110.7655973234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660" calcext:value-type="float">
            <text:p>660</text:p>
          </table:table-cell>
          <table:table-cell table:formula="of:=(1/(1/[.A17]+1/(112)))" office:value-type="float" office:value="111.172668513389" calcext:value-type="float">
            <text:p>111.1726685134</text:p>
          </table:table-cell>
        </table:table-row>
        <table:table-row table:style-name="ro1">
          <table:table-cell table:number-columns-repeated="2"/>
          <table:table-cell table:formula="of:=(1/(1/[.A18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19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0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1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2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3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4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5]+1/(112))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(1/(1/[.A26]+1/(112))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__Anonymous_Sheet_DB__0" table:target-range-address="Sheet1.A1:Sheet1.H2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18:51.461348612</meta:creation-date>
    <dc:date>2016-11-07T15:42:19.035238749</dc:date>
    <meta:editing-duration>PT3H13M11S</meta:editing-duration>
    <meta:editing-cycles>20</meta:editing-cycles>
    <meta:generator>LibreOffice/4.2.8.2$Linux_X86_64 LibreOffice_project/420m0$Build-2</meta:generator>
    <meta:document-statistic meta:table-count="2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96cm" svg:height="9.472cm" xlink:href=".." xlink:type="simple" chart:class="chart:scatter" chart:style-name="ch1">
        <chart:legend chart:legend-position="end" svg:x="18.706cm" svg:y="4.188cm" style:legend-expansion="high" chart:style-name="ch2"/>
        <chart:plot-area chart:style-name="ch3" table:cell-range-address="Sheet1.C2:Sheet1.C22 Sheet1.G2:Sheet1.G22 Sheet1.H2:Sheet1.H23" svg:x="0.419cm" svg:y="0.189cm" svg:width="17.868cm" svg:height="9.094cm">
          <chartooo:coordinate-region svg:x="1.411cm" svg:y="0.388cm" svg:width="16.41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2" chart:class="chart:scatter">
            <chart:domain table:cell-range-address="Sheet1.C2:Sheet1.C22"/>
            <chart:data-point chart:repeated="21"/>
          </chart:series>
          <chart:series chart:style-name="ch7" chart:values-cell-range-address="Sheet1.H2:Sheet1.H23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C2:Sheet1.C22</svg:desc>
                </draw:g>
              </table:table-cell>
              <table:table-cell office:value-type="float" office:value="1018.73048907388">
                <text:p>1018.73048907388</text:p>
                <draw:g>
                  <svg:desc>Sheet1.G2:Sheet1.G22</svg:desc>
                </draw:g>
              </table:table-cell>
              <table:table-cell office:value-type="float" office:value="1015.67429760666">
                <text:p>1015.67429760666</text:p>
                <draw:g>
                  <svg:desc>Sheet1.H2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987.654320987654">
                <text:p>987.654320987654</text:p>
              </table:table-cell>
              <table:table-cell office:value-type="float" office:value="985.679012345678">
                <text:p>985.679012345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22.72727272727">
                <text:p>1022.72727272727</text:p>
              </table:table-cell>
              <table:table-cell office:value-type="float" office:value="1020.68181818182">
                <text:p>1020.6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47.92899408284">
                <text:p>1047.92899408284</text:p>
              </table:table-cell>
              <table:table-cell office:value-type="float" office:value="1054.21656804734">
                <text:p>1054.21656804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39.68253968254">
                <text:p>1039.68253968254</text:p>
              </table:table-cell>
              <table:table-cell office:value-type="float" office:value="1041.7619047619">
                <text:p>1041.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33.5429769392">
                <text:p>1033.5429769392</text:p>
              </table:table-cell>
              <table:table-cell office:value-type="float" office:value="1034.57651991614">
                <text:p>1034.57651991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67.77777777778">
                <text:p>1067.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27.77777777778">
                <text:p>1027.777777777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143.58974358974">
                <text:p>1143.58974358974</text:p>
              </table:table-cell>
              <table:table-cell office:value-type="float" office:value="1033.80512820513">
                <text:p>1033.8051282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040.14598540146">
                <text:p>1040.14598540146</text:p>
              </table:table-cell>
              <table:table-cell office:value-type="float" office:value="1035.98540145985">
                <text:p>1035.98540145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